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2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9" office:value-type="string" calcext:value-type="string">
            <text:p>PATH</text:p>
          </table:table-cell>
          <table:table-cell table:style-name="ce9" office:value-type="string" calcext:value-type="string">
            <text:p>LOAD</text:p>
          </table:table-cell>
          <table:table-cell table:style-name="ce9" office:value-type="string" calcext:value-type="string">
            <text:p>RESET</text:p>
          </table:table-cell>
          <table:table-cell table:style-name="ce9" office:value-type="string" calcext:value-type="string">
            <text:p>EXIT KEYS</text:p>
          </table:table-cell>
          <table:table-cell table:style-name="ce9" office:value-type="string" calcext:value-type="string">
            <text:p>Text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119" calcext:value-type="float">
            <text:p>119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1]/[.B40]" office:value-type="percentage" office:value="0.338888888888889" calcext:value-type="percentage">
            <text:p>34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8];&quot;NO&quot;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9];&quot;YES&quot;)" office:value-type="float" office:value="25" calcext:value-type="float">
            <text:p>25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6]/[.B44]" office:value-type="percentage" office:value="0.305555555555556" calcext:value-type="percentage">
            <text:p>31%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22:37:48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0T00:10:59.640000000</dc:date>
    <meta:editing-cycles>767</meta:editing-cycles>
    <meta:editing-duration>P12DT4H20M55S</meta:editing-duration>
    <meta:generator>LibreOffice/7.1.5.2$Windows_x86 LibreOffice_project/85f04e9f809797b8199d13c421bd8a2b025d52b5</meta:generator>
    <meta:document-statistic meta:table-count="3" meta:cell-count="423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